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8104in" table:align="left"/>
    </style:style>
    <style:style style:name="Table1.A" style:family="table-column">
      <style:table-column-properties style:column-width="0.4611in"/>
    </style:style>
    <style:style style:name="Table1.B" style:family="table-column">
      <style:table-column-properties style:column-width="0.5in"/>
    </style:style>
    <style:style style:name="Table1.C" style:family="table-column">
      <style:table-column-properties style:column-width="0.5819in"/>
    </style:style>
    <style:style style:name="Table1.D" style:family="table-column">
      <style:table-column-properties style:column-width="0.4556in"/>
    </style:style>
    <style:style style:name="Table1.E" style:family="table-column">
      <style:table-column-properties style:column-width="0.5993in"/>
    </style:style>
    <style:style style:name="Table1.F" style:family="table-column">
      <style:table-column-properties style:column-width="0.4618in"/>
    </style:style>
    <style:style style:name="Table1.G" style:family="table-column">
      <style:table-column-properties style:column-width="0.6056in"/>
    </style:style>
    <style:style style:name="Table1.H" style:family="table-column">
      <style:table-column-properties style:column-width="0.2472in"/>
    </style:style>
    <style:style style:name="Table1.I" style:family="table-column">
      <style:table-column-properties style:column-width="0.5014in"/>
    </style:style>
    <style:style style:name="Table1.J" style:family="table-column">
      <style:table-column-properties style:column-width="0.6771in"/>
    </style:style>
    <style:style style:name="Table1.K" style:family="table-column">
      <style:table-column-properties style:column-width="0.534in"/>
    </style:style>
    <style:style style:name="Table1.L" style:family="table-column">
      <style:table-column-properties style:column-width="0.6965in"/>
    </style:style>
    <style:style style:name="Table1.M" style:family="table-column">
      <style:table-column-properties style:column-width="0.4889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M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M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3514in"/>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3">
      <style:text-properties fo:font-weight="normal" style:font-weight-asian="normal" style:font-weight-complex="normal"/>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bold" style:font-weight-asian="bold" style:font-weight-complex="bold"/>
    </style:style>
    <style:style style:name="P10" style:family="paragraph" style:parent-style-name="Preformatted_20_Text">
      <style:text-properties fo:font-style="italic" fo:font-weight="bold" style:font-style-asian="italic" style:font-weight-asian="bold" style:font-style-complex="italic" style:font-weight-complex="bold"/>
    </style:style>
    <style:style style:name="P11" style:family="paragraph" style:parent-style-name="Preformatted_20_Text">
      <style:text-properties fo:font-size="10pt" fo:font-weight="bold" style:font-size-asian="10pt" style:font-weight-asian="bold" style:font-size-complex="10pt" style:font-weight-complex="bold"/>
    </style:style>
    <style:style style:name="P12" style:family="paragraph" style:parent-style-name="Preformatted_20_Text">
      <style:text-properties fo:font-size="10pt" fo:font-weight="normal" style:font-size-asian="10pt" style:font-weight-asian="normal" style:font-size-complex="10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weight-asian="bold"/>
    </style:style>
    <style:style style:name="T7" style:family="text">
      <style:text-properties style:font-weight-complex="bold"/>
    </style:style>
    <style:style style:name="T8" style:family="text">
      <style:text-properties style:font-style-asian="italic"/>
    </style:style>
    <style:style style:name="T9" style:family="text">
      <style:text-properties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1776072594" text:style-name="L1">
        <text:list-item>
          <text:p text:style-name="P4">USB Logger mechanism</text:p>
          <text:p text:style-name="P4"/>
          <text:p text:style-name="P5">USB Logger is client-server application with UDP transport protocol. Client is daemon application run at target machine on startup to inform server application about events of mount block devices. Client send message each time when User hot-plug USB flash, SD card, USB HDD, ZIP, etc block devices. Server parse message from client to validate serial number of plugged devices. List of allowed serial is ­text file on server.</text:p>
          <text:p text:style-name="P5"/>
        </text:list-item>
        <text:list-item>
          <text:p text:style-name="P4">USB Logger Message Structure</text:p>
        </text:list-item>
      </text:list>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table-cell table:style-name="Table1.A1" office:value-type="string">
            <text:p text:style-name="P3">Name:</text:p>
          </table:table-cell>
          <table:table-cell table:style-name="Table1.A1" office:value-type="string">
            <text:p text:style-name="P3">Marker</text:p>
            <text:p text:style-name="P3">Begin</text:p>
          </table:table-cell>
          <table:table-cell table:style-name="Table1.A1" office:value-type="string">
            <text:p text:style-name="P3">Record</text:p>
            <text:p text:style-name="P3">Number</text:p>
          </table:table-cell>
          <table:table-cell table:style-name="Table1.A1" office:value-type="string">
            <text:p text:style-name="P3">Len_1</text:p>
          </table:table-cell>
          <table:table-cell table:style-name="Table1.A1" office:value-type="string">
            <text:p text:style-name="P3">Name_1</text:p>
          </table:table-cell>
          <table:table-cell table:style-name="Table1.A1" office:value-type="string">
            <text:p text:style-name="P3">Len_2</text:p>
          </table:table-cell>
          <table:table-cell table:style-name="Table1.A1" office:value-type="string">
            <text:p text:style-name="P3">Value_1</text:p>
          </table:table-cell>
          <table:table-cell table:style-name="Table1.A1" office:value-type="string">
            <text:p text:style-name="P3">...</text:p>
          </table:table-cell>
          <table:table-cell table:style-name="Table1.A1" office:value-type="string">
            <text:p text:style-name="P3">Len_n1</text:p>
          </table:table-cell>
          <table:table-cell table:style-name="Table1.A1" office:value-type="string">
            <text:p text:style-name="P3">Name_n</text:p>
          </table:table-cell>
          <table:table-cell table:style-name="Table1.A1" office:value-type="string">
            <text:p text:style-name="P3">Len_n2</text:p>
          </table:table-cell>
          <table:table-cell table:style-name="Table1.A1" office:value-type="string">
            <text:p text:style-name="P3">Value_N</text:p>
          </table:table-cell>
          <table:table-cell table:style-name="Table1.M1" office:value-type="string">
            <text:p text:style-name="P3">Marker</text:p>
            <text:p text:style-name="P3">End</text:p>
          </table:table-cell>
        </table:table-row>
        <table:table-row>
          <table:table-cell table:style-name="Table1.A2" office:value-type="string">
            <text:p text:style-name="P3">Value:</text:p>
          </table:table-cell>
          <table:table-cell table:style-name="Table1.A2" office:value-type="string">
            <text:p text:style-name="P3">0xBE</text:p>
          </table:table-cell>
          <table:table-cell table:style-name="Table1.A2" office:value-type="string">
            <text:p text:style-name="P3">Qnt-ty of fields</text:p>
          </table:table-cell>
          <table:table-cell table:style-name="Table1.A2" office:value-type="string">
            <text:p text:style-name="P3">L1</text:p>
          </table:table-cell>
          <table:table-cell table:style-name="Table1.A2" office:value-type="string">
            <text:p text:style-name="P3">Char[L1]</text:p>
          </table:table-cell>
          <table:table-cell table:style-name="Table1.A2" office:value-type="string">
            <text:p text:style-name="P3">L2</text:p>
          </table:table-cell>
          <table:table-cell table:style-name="Table1.A2" office:value-type="string">
            <text:p text:style-name="P3">Char[L2]</text:p>
          </table:table-cell>
          <table:table-cell table:style-name="Table1.A2" office:value-type="string">
            <text:p text:style-name="P3">...</text:p>
          </table:table-cell>
          <table:table-cell table:style-name="Table1.A2" office:value-type="string">
            <text:p text:style-name="P3">Ln1</text:p>
          </table:table-cell>
          <table:table-cell table:style-name="Table1.A2" office:value-type="string">
            <text:p text:style-name="P3">Char[Ln1]</text:p>
          </table:table-cell>
          <table:table-cell table:style-name="Table1.A2" office:value-type="string">
            <text:p text:style-name="P3">Ln2</text:p>
          </table:table-cell>
          <table:table-cell table:style-name="Table1.A2" office:value-type="string">
            <text:p text:style-name="P3">Char[Ln2]</text:p>
          </table:table-cell>
          <table:table-cell table:style-name="Table1.M2" office:value-type="string">
            <text:p text:style-name="P3">0xED</text:p>
          </table:table-cell>
        </table:table-row>
        <table:table-row table:style-name="Table1.3">
          <table:table-cell table:style-name="Table1.A2" office:value-type="string">
            <text:p text:style-name="P3">Siz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L1+1</text:p>
          </table:table-cell>
          <table:table-cell table:style-name="Table1.A2" office:value-type="string">
            <text:p text:style-name="P3">1 Byte</text:p>
          </table:table-cell>
          <table:table-cell table:style-name="Table1.A2" office:value-type="string">
            <text:p text:style-name="P3">L2+1</text:p>
          </table:table-cell>
          <table:table-cell table:style-name="Table1.A2" office:value-type="string">
            <text:p text:style-name="P3">...</text:p>
          </table:table-cell>
          <table:table-cell table:style-name="Table1.A2" office:value-type="string">
            <text:p text:style-name="P3">1 Byte</text:p>
          </table:table-cell>
          <table:table-cell table:style-name="Table1.A2" office:value-type="string">
            <text:p text:style-name="P3">Ln1+1</text:p>
          </table:table-cell>
          <table:table-cell table:style-name="Table1.A2" office:value-type="string">
            <text:p text:style-name="P3">1 Byte</text:p>
          </table:table-cell>
          <table:table-cell table:style-name="Table1.A2" office:value-type="string">
            <text:p text:style-name="P3">Ln2+1</text:p>
          </table:table-cell>
          <table:table-cell table:style-name="Table1.M2" office:value-type="string">
            <text:p text:style-name="P3">1 Byte</text:p>
          </table:table-cell>
        </table:table-row>
      </table:table>
      <text:p text:style-name="P2"/>
      <text:p text:style-name="P2"><text:tab/>Message of USB Logger is marked begin (0xBE) end (0xED) packet with variable quantity of records. Each record has two fields Name and Value, below is showed record structure:</text:p>
      <text:list xml:id="list272315666" text:style-name="L2">
        <text:list-item>
          <text:p text:style-name="P6">Len_n1 - is length of string field <text:s/>Name without taking into account zero symbol</text:p>
        </text:list-item>
        <text:list-item>
          <text:p text:style-name="P6">Name_n – is string of block device property like (serial, VendorID, ProductID, etc)</text:p>
        </text:list-item>
        <text:list-item>
          <text:p text:style-name="P6">Len_n2 - is length of string field <text:s/>Value without taking into account zero symbol</text:p>
        </text:list-item>
        <text:list-item>
          <text:p text:style-name="P6">Name_n – is string of block device property value</text:p>
        </text:list-item>
      </text:list>
      <text:p text:style-name="P2"/>
      <text:p text:style-name="P2"><text:tab/>As it was mentioned above number of records in the message from client to server is variable value, but for validation mechanism on server side three first records are <text:span text:style-name="T2">mandatory </text:span>in the following order:</text:p>
      <text:list xml:id="list1459529789" text:style-name="L3">
        <text:list-item>
          <text:p text:style-name="P7">Time</text:p>
        </text:list-item>
        <text:list-item>
          <text:p text:style-name="P7">Host</text:p>
        </text:list-item>
        <text:list-item>
          <text:p text:style-name="P7">Serial</text:p>
        </text:list-item>
      </text:list>
      <text:p text:style-name="P2"/>
      <text:p text:style-name="Preformatted_20_Text"/>
      <text:p text:style-name="P11">3. Download</text:p>
      <text:p text:style-name="Preformatted_20_Text">===========</text:p>
      <text:p text:style-name="Preformatted_20_Text"/>
      <text:p text:style-name="Preformatted_20_Text"><text:s text:c="4"/>To download a local copy of USB Logger project, create a new directory (AAA for ex), goto inside it and paste below line in terminal:</text:p>
      <text:p text:style-name="Preformatted_20_Text"/>
      <text:p text:style-name="P10">git clone https://supermaximus79@github.com/nickglobal/usbloger.git</text:p>
      <text:p text:style-name="Preformatted_20_Text"/>
      <text:p text:style-name="P11">4. USB Logger Server</text:p>
      <text:p text:style-name="P12">====================</text:p>
      <text:p text:style-name="P11"/>
      <text:p text:style-name="P9">4.1. Short description of USB Logger server</text:p>
      <text:p text:style-name="Preformatted_20_Text"/>
      <text:p text:style-name="Preformatted_20_Text"><text:s text:c="4"/>Server listens to UDP packets from all addresses in local network on port 1230. When server receives a packet from client it checks message identification (first byte should be <text:span text:style-name="T2">0xbe</text:span> and the last <text:span text:style-name="T2">0xed</text:span>). If it is not OK, server prints an error message and waits for another packet from clients. Otherwise, in success way, server parses a message. It gets information about number of fields in a <text:soft-page-break/>packet, each field name (caption) and field value.</text:p>
      <text:p text:style-name="Preformatted_20_Text">Then it looks for a file <text:span text:style-name="T2">serial.txt</text:span>, which contain serial numbers of all allowed USB devices.</text:p>
      <text:p text:style-name="Preformatted_20_Text"><text:tab/>If <text:span text:style-name="T2">serial.txt</text:span> doesn't exist on a file system, or serial number in just received packet doesn't exist in the file <text:span text:style-name="T2">serial.txt</text:span>, server saves a report in the file <text:span text:style-name="T2">report.txt</text:span>.</text:p>
      <text:p text:style-name="Preformatted_20_Text"><text:tab/>If no such file <text:span text:style-name="T2">report.txt</text:span> on a file system, server thinks that it is first reception from client, creates the file <text:span text:style-name="T2">report.txt</text:span> and writes at first line each field name (caption) from just received packet, and at second line each field value. Otherwise, if file <text:span text:style-name="T2">report.txt</text:span> exists, server saves just each field value.</text:p>
      <text:p text:style-name="Preformatted_20_Text">Then it calculates crc32 value of just received packet and sends it back to client, as an acknowledge that everything's OK.</text:p>
      <text:p text:style-name="Preformatted_20_Text">And finally it waits for another packet from clients.</text:p>
      <text:p text:style-name="Preformatted_20_Text"/>
      <text:p text:style-name="Preformatted_20_Text"><text:s text:c="4"/>Server made as a daemon, which means it doesn't have a console, and all debug information it prints to <text:span text:style-name="T2">syslog</text:span>.</text:p>
      <text:p text:style-name="Preformatted_20_Text"><text:tab/>Script which runs server called <text:span text:style-name="T2">usbl_server</text:span> and after installation situated in <text:span text:style-name="T2">/etc/init.d/</text:span> directory.</text:p>
      <text:p text:style-name="Preformatted_20_Text"><text:tab/>Also it has a lot of configuration parameters, most important of them are:</text:p>
      <text:p text:style-name="Preformatted_20_Text"><text:span text:style-name="T2">LOG_FILE</text:span>=/var/log/usbl_server/report.txt</text:p>
      <text:p text:style-name="Preformatted_20_Text"><text:span text:style-name="T2">SERIAL_FILE</text:span>=/var/log/usbl_server/serial.txt</text:p>
      <text:p text:style-name="Preformatted_20_Text"><text:span text:style-name="T2">DAEMON_ARGS</text:span>="debug"</text:p>
      <text:p text:style-name="Preformatted_20_Text"/>
      <text:p text:style-name="Preformatted_20_Text"><text:tab/>Parameter <text:span text:style-name="T2">DAEMON_ARGS</text:span>="debug" enables debug mode in server. In this mode server prints a lot of information to <text:span text:style-name="T2">syslog</text:span>.</text:p>
      <text:p text:style-name="Preformatted_20_Text">If it needs to disable debug mode, just modify <text:span text:style-name="T2">DAEMON_ARGS</text:span>="" and restart server.</text:p>
      <text:p text:style-name="Preformatted_20_Text"/>
      <text:p text:style-name="Preformatted_20_Text"><text:tab/>By default server writes log files in directory <text:span text:style-name="T2">/var/log/usbl_server/</text:span> but it also could be changed by modifying <text:span text:style-name="T2">usbl_server</text:span> script.</text:p>
      <text:p text:style-name="Preformatted_20_Text"/>
      <text:p text:style-name="Preformatted_20_Text"><text:tab/>All server's debug information you could see by</text:p>
      <text:p text:style-name="Preformatted_20_Text"><text:span text:style-name="T5">cat /var/log/syslog</text:span>, or</text:p>
      <text:p text:style-name="P10">tail -f /var/log/syslog | grep USBlogger server</text:p>
      <text:p text:style-name="Preformatted_20_Text"/>
      <text:p text:style-name="P9">4.2. Compiling and Installing</text:p>
      <text:p text:style-name="P9"/>
      <text:p text:style-name="P9">4.2.1. Compiling Server</text:p>
      <text:p text:style-name="Preformatted_20_Text"/>
      <text:p text:style-name="Preformatted_20_Text"><text:s text:c="4"/>Goto directory AAA/usblogger/Server_new_daemon/</text:p>
      <text:p text:style-name="Preformatted_20_Text"><text:s text:c="4"/>In terminal type <text:span text:style-name="T5">make</text:span> to compile it. Finally you should get <text:span text:style-name="T2">usbl_srv</text:span> file.</text:p>
      <text:p text:style-name="Preformatted_20_Text"/>
      <text:p text:style-name="P9">4.2.2. Installing Server</text:p>
      <text:p text:style-name="Preformatted_20_Text"/>
      <text:p text:style-name="Preformatted_20_Text"><text:s text:c="4"/>In terminal type <text:span text:style-name="T5">make install</text:span> to install, prepare and run Server daemon on Ubuntu machine.</text:p>
      <text:p text:style-name="Preformatted_20_Text"><text:s text:c="4"/>usbl_srv will be copied to /sbin/</text:p>
      <text:p text:style-name="Preformatted_20_Text"><text:s text:c="4"/>usbl_server <text:s text:c="12"/>to /etc/init.d/</text:p>
      <text:p text:style-name="Preformatted_20_Text"/>
      <text:p text:style-name="P9">4.2.3. Uninstalling server</text:p>
      <text:p text:style-name="Preformatted_20_Text"/>
      <text:p text:style-name="Preformatted_20_Text"><text:s text:c="4"/>In terminal type <text:span text:style-name="T5">make uninstall</text:span> to stop and uninstall Server application and it's stuff from Ubuntu machine automatically.</text:p>
      <text:p text:style-name="Preformatted_20_Text"><text:s text:c="4"/>Below described the commands set to uninstall server manually:</text:p>
      <text:p text:style-name="Preformatted_20_Text"/>
      <text:p text:style-name="Preformatted_20_Text"><text:s text:c="4"/>Fisrt of all stopping the server daemon if it's running:</text:p>
      <text:p text:style-name="Preformatted_20_Text"><text:s text:c="4"/><text:span text:style-name="T5">invoke-rc.d usbl_server stop</text:span></text:p>
      <text:p text:style-name="Preformatted_20_Text"/>
      <text:p text:style-name="Preformatted_20_Text"><text:s text:c="4"/>Remove all links, connected with usbl_server script from the Ubuntu machine:</text:p>
      <text:p text:style-name="Preformatted_20_Text"><text:soft-page-break/><text:s text:c="4"/><text:span text:style-name="T5">update-rc.d -f usbl_server remove</text:span></text:p>
      <text:p text:style-name="Preformatted_20_Text"/>
      <text:p text:style-name="Preformatted_20_Text"><text:s text:c="4"/>Remove log files and log directory:</text:p>
      <text:p text:style-name="Preformatted_20_Text"><text:s text:c="4"/><text:span text:style-name="T5">rm -r /var/log/usbl_server</text:span></text:p>
      <text:p text:style-name="Preformatted_20_Text"/>
      <text:p text:style-name="Preformatted_20_Text"><text:s text:c="4"/>And finally remove binary and the script:</text:p>
      <text:p text:style-name="Preformatted_20_Text"><text:s text:c="4"/><text:span text:style-name="T5">rm /etc/init.d/usbl_server</text:span></text:p>
      <text:p text:style-name="Preformatted_20_Text"><text:s text:c="4"/><text:span text:style-name="T5">rm -r /var/log/usbl_server</text:span></text:p>
      <text:p text:style-name="Preformatted_20_Text"/>
      <text:p text:style-name="P9">4.2.4. Manual manipulation on a server.</text:p>
      <text:p text:style-name="Preformatted_20_Text"/>
      <text:p text:style-name="Preformatted_20_Text"><text:s text:c="4"/>It may be useful to start, stop, restart(stop/start) and get status of the server daemon.</text:p>
      <text:p text:style-name="Preformatted_20_Text"><text:s text:c="4"/>So here are some examples:</text:p>
      <text:p text:style-name="Preformatted_20_Text"/>
      <text:p text:style-name="Preformatted_20_Text"><text:s text:c="4"/>Start server daemon</text:p>
      <text:p text:style-name="Preformatted_20_Text"><text:s text:c="4"/><text:span text:style-name="T5">invoke-rc.d usbl_server start</text:span></text:p>
      <text:p text:style-name="Preformatted_20_Text"/>
      <text:p text:style-name="Preformatted_20_Text"><text:s text:c="4"/>Stop server daemon</text:p>
      <text:p text:style-name="Preformatted_20_Text"><text:s text:c="4"/><text:span text:style-name="T5">invoke-rc.d usbl_server stop</text:span></text:p>
      <text:p text:style-name="Preformatted_20_Text"/>
      <text:p text:style-name="Preformatted_20_Text"><text:s text:c="4"/>Get status of the server daemon</text:p>
      <text:p text:style-name="Preformatted_20_Text"><text:s text:c="4"/><text:span text:style-name="T5">invoke-rc.d usbl_server status</text:span></text:p>
      <text:p text:style-name="Preformatted_20_Text"/>
      <text:p text:style-name="Preformatted_20_Text"><text:s text:c="4"/>Restart server daemon</text:p>
      <text:p text:style-name="Preformatted_20_Text"><text:s text:c="4"/><text:span text:style-name="T5">invoke-rc.d usbl_server restart</text:span></text:p>
      <text:p text:style-name="Preformatted_20_Text"/>
      <text:p text:style-name="Preformatted_20_Text"/>
      <text:p text:style-name="P9">5. Web monitor</text:p>
      <text:p text:style-name="P8">==============</text:p>
      <text:p text:style-name="Preformatted_20_Text"/>
      <text:p text:style-name="P9">5.1. Short description of Web monitor</text:p>
      <text:p text:style-name="Preformatted_20_Text"/>
      <text:p text:style-name="Preformatted_20_Text"><text:s text:c="4"/>Web monitor is a web application, which allows to see all server's doings in web browser.</text:p>
      <text:p text:style-name="Preformatted_20_Text"><text:s text:c="4"/>It is written using html, php and java script.</text:p>
      <text:p text:style-name="Preformatted_20_Text"/>
      <text:p text:style-name="Preformatted_20_Text"><text:s text:c="4"/>It works very simple, every 2 seconds it checks for the file <text:span text:style-name="T2">report.txt</text:span>. If this file exist on a file system, and it's size has been changed, web monitor prints first line from <text:span text:style-name="T2">report.txt</text:span> as a table caption, and all other lines as a table data.</text:p>
      <text:p text:style-name="Preformatted_20_Text"><text:s text:c="4"/>If a size of <text:span text:style-name="T2">report.txt</text:span> is the same as it was 2 seconds ago web monitor does nothing.</text:p>
      <text:p text:style-name="Preformatted_20_Text"><text:s text:c="4"/>By default web monitor prints <text:span text:style-name="T2">20</text:span> lines of data on the page.</text:p>
      <text:p text:style-name="Preformatted_20_Text"><text:s text:c="4"/>If <text:span text:style-name="T2">report.txt</text:span> is too big, it is possible to truncate it by pressing <text:span text:style-name="T2">Clear log</text:span> button.</text:p>
      <text:p text:style-name="Preformatted_20_Text"><text:s text:c="4"/>If you wish to add a new serial number to the list of allowed devices, type a new serial number in the edit box and press <text:span text:style-name="T2">Add</text:span> button.</text:p>
      <text:p text:style-name="Preformatted_20_Text"><text:s text:c="4"/>In this case, if the file <text:span text:style-name="T2">serial.txt</text:span> doesn't exist on a file system, it'll be created.</text:p>
      <text:p text:style-name="Preformatted_20_Text"><text:s text:c="4"/>Also it is possible to modify each allowed serial number. After and of modification you should press <text:span text:style-name="T2">Save serials</text:span> button.</text:p>
      <text:p text:style-name="Preformatted_20_Text"><text:s text:c="4"/>And if it needs to delete serial number from allowed list just press remove link opposite serial number.</text:p>
      <text:p text:style-name="Preformatted_20_Text"/>
      <text:p text:style-name="P9">5.2. Installation</text:p>
      <text:p text:style-name="Preformatted_20_Text"/>
      <text:p text:style-name="Preformatted_20_Text"/>
      <text:p text:style-name="Preformatted_20_Text"><text:soft-page-break/><text:s text:c="4"/>Goto directory AAA/usblogger/Webmon_new/</text:p>
      <text:p text:style-name="Preformatted_20_Text"><text:s text:c="4"/>In terminal type <text:span text:style-name="T5">make install</text:span> to install web monitor on local web server.</text:p>
      <text:p text:style-name="Preformatted_20_Text"><text:s text:c="4"/>All files will be copied to <text:span text:style-name="T2">/var/www/</text:span> directory.</text:p>
      <text:p text:style-name="Preformatted_20_Text"/>
      <text:p text:style-name="Preformatted_20_Text"><text:s text:c="4"/>If computer which runs USB logger server application, doesn't have installed apache and php, it needs to install them first.</text:p>
      <text:p text:style-name="Preformatted_20_Text"><text:s text:c="4"/>On Ubuntu 10.4 installation process for apache and php looks like this:</text:p>
      <text:p text:style-name="Preformatted_20_Text"><text:s text:c="4"/><text:span text:style-name="T5">sudo apt-get install apache2</text:span></text:p>
      <text:p text:style-name="Preformatted_20_Text"><text:s text:c="4"/><text:span text:style-name="T5">sudo apt-get install php5 libapache2-mod-php5</text:span></text:p>
      <text:p text:style-name="Preformatted_20_Text"><text:s text:c="4"/><text:span text:style-name="T5">sudo invoke-rc.d apache2 restart</text:span></text:p>
      <text:p text:style-name="Preformatted_20_Text"/>
      <text:p text:style-name="P9">5.3. Configuration</text:p>
      <text:p text:style-name="Preformatted_20_Text"/>
      <text:p text:style-name="Preformatted_20_Text"><text:s text:c="4"/>Web monitor has only one parameter, <text:span text:style-name="T2">dir_data</text:span>, which tells where log files are situated on a file system.</text:p>
      <text:p text:style-name="Preformatted_20_Text"><text:s text:c="4"/>It could be changed, if it needs. Just open <text:span text:style-name="T2">config.php</text:span> and change a path.</text:p>
      <text:p text:style-name="Preformatted_20_Text"><text:s text:c="4"/><text:span text:style-name="T2">$dir_data = '//var//log//usbl_server//';</text:span></text:p>
      <text:p text:style-name="Preformatted_20_Text"/>
      <text:p text:style-name="Preformatted_20_Text"><text:span text:style-name="T5">5.4. Run</text:span></text:p>
      <text:p text:style-name="Preformatted_20_Text"/>
      <text:p text:style-name="Preformatted_20_Text"><text:s text:c="4"/>To see web monitor's doings, open any browser on the server computer and type an address <text:span text:style-name="T5">http://127.0.0.1</text:span> .</text:p>
      <text:p text:style-name="Preformatted_20_Text"><text:s text:c="4"/>Also you can see web monitor from any computer in local network, just type server's computer address in a browser.</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8T15:03:29</meta:creation-date>
    <meta:editing-duration>PT03H39M36S</meta:editing-duration>
    <meta:editing-cycles>13</meta:editing-cycles>
    <meta:generator>OpenOffice.org/3.2$Unix OpenOffice.org_project/320m12$Build-9483</meta:generator>
    <dc:date>2011-11-04T19:02:08</dc:date>
    <dc:creator>root </dc:creator>
    <meta:document-statistic meta:table-count="1" meta:image-count="0" meta:object-count="0" meta:page-count="4" meta:paragraph-count="139" meta:word-count="1155" meta:character-count="7289"/>
  </office:meta>
</office:document-meta>
</file>